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image/png" manifest:full-path="Object 26/Pictures/10000000000000200000002000309F1C.png"/>
  <manifest:file-entry manifest:media-type="text/xml" manifest:full-path="Object 26/settings.xml"/>
  <manifest:file-entry manifest:media-type="text/xml" manifest:full-path="Object 26/styles.xml"/>
  <manifest:file-entry manifest:media-type="application/vnd.oasis.opendocument.graphics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image/png" manifest:full-path="Object 14/Pictures/10000000000000200000002000309F1C.png"/>
  <manifest:file-entry manifest:media-type="text/xml" manifest:full-path="Object 14/settings.xml"/>
  <manifest:file-entry manifest:media-type="text/xml" manifest:full-path="Object 14/styles.xml"/>
  <manifest:file-entry manifest:media-type="application/vnd.oasis.opendocument.graphics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172.23mm" fo:margin-left="5.7mm" fo:margin-right="-0.12mm" table:align="margins"/>
    </style:style>
    <style:style style:name="Table1.A" style:family="table-column">
      <style:table-column-properties style:column-width="29.4mm" style:rel-column-width="11188*"/>
    </style:style>
    <style:style style:name="Table1.B" style:family="table-column">
      <style:table-column-properties style:column-width="142.82mm" style:rel-column-width="54347*"/>
    </style:style>
    <style:style style:name="Table1.A1" style:family="table-cell">
      <style:table-cell-properties fo:padding-left="0mm" fo:padding-right="0mm" fo:padding-top="0mm" fo:padding-bottom="1.99m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Text_20_body">
      <style:text-properties style:font-name="Arial" fo:font-style="normal" style:font-style-asian="normal" style:font-style-complex="normal"/>
    </style:style>
    <style:style style:name="P4" style:family="paragraph" style:parent-style-name="Text_20_body">
      <style:paragraph-properties fo:margin-top="0mm" fo:margin-bottom="1.99mm"/>
      <style:text-properties style:font-name="Arial" fo:font-style="normal" style:font-style-asian="normal" style:font-style-complex="normal"/>
    </style:style>
    <style:style style:name="P5" style:family="paragraph" style:parent-style-name="Code">
      <style:text-properties style:font-name="Arial" fo:font-style="normal" style:font-style-asian="normal" style:font-style-complex="normal"/>
    </style:style>
    <style:style style:name="P6" style:family="paragraph" style:parent-style-name="Title" style:master-page-name="Portrait_2c__20_3_2f_4_22__20_margins">
      <style:paragraph-properties style:page-number="auto"/>
    </style:style>
    <style:style style:name="P7" style:family="paragraph" style:parent-style-name="Heading_20_2">
      <style:text-properties style:font-name="Arial" fo:font-style="normal" style:font-style-asian="normal" style:font-style-complex="normal"/>
    </style:style>
    <style:style style:name="P8" style:family="paragraph" style:parent-style-name="Code_20_end">
      <style:text-properties style:font-name="Arial"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2" fo:font-style="italic" style:font-style-asian="italic" style:font-style-complex="italic"/>
    </style:style>
    <style:style style:name="T3" style:family="text">
      <style:text-properties style:font-name="Arial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mm" fo:margin-right="0mm" fo:margin-top="0mm" fo:margin-bottom="2.54mm" style:wrap="none" style:vertical-pos="from-top" style:vertical-rel="paragraph" style:horizontal-pos="from-left" style:horizontal-rel="paragraph" fo:padding="0mm" fo:border="none"/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/>
    </style:style>
    <style:style style:name="fr3" style:family="graphic" style:parent-style-name="Frame">
      <style:graphic-properties fo:margin-left="0mm" fo:margin-right="0mm" fo:margin-top="0mm" fo:margin-bottom="1.99mm" style:run-through="foreground" style:wrap="none" style:vertical-pos="from-top" style:vertical-rel="paragraph" style:horizontal-pos="from-left" style:horizontal-rel="paragraph" fo:padding="0mm" fo:border="none" style:shadow="none"/>
    </style:style>
    <style:style style:name="fr4" style:family="graphic" style:parent-style-name="OLE">
      <style:graphic-properties fo:margin-left="0mm" fo:margin-right="0mm" fo:margin-top="0mm" fo:margin-bottom="0mm" style:run-through="foreground" style:wrap="none" style:vertical-pos="top" style:vertical-rel="paragraph" style:horizontal-pos="center" style:horizontal-rel="paragraph" fo:padding="0mm" fo:border="none" style:shadow="none" draw:ole-draw-aspect="1"/>
    </style:style>
    <style:style style:name="fr5" style:family="graphic" style:parent-style-name="Formula">
      <style:graphic-properties style:vertical-pos="middle" style:vertical-rel="paragraph-content" style:horizontal-pos="center" style:horizontal-rel="paragraph-content" draw:ole-draw-aspect="1"/>
    </style:style>
    <style:style style:name="fr6" style:family="graphic" style:parent-style-name="Formula">
      <style:graphic-properties style:vertical-pos="from-top" style:horizontal-pos="center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ulley.py</text:p>
      <text:p text:style-name="Subtitle_2c__20_no_20_space">Words: <text:word-count>797</text:word-count> </text:p>
      <text:p text:style-name="Subtitle"><text:a xlink:type="simple" xlink:href="mailto:someonesdad1@gmail.com" text:style-name="Internet_20_link" text:visited-style-name="Visited_20_Internet_20_Link">someonesdad1@gmail.com</text:a> 20 Jul 2021</text:p>
      <text:p text:style-name="Text_20_body">Two circular pulleys and a belt snug around them is a common method of transmitting power. <text:s/>The script given here, <text:span text:style-name="Code">pulley.py</text:span>, will solve for one of the four variables of pulley diameters <text:span text:style-name="Code">d</text:span> and <text:span text:style-name="Code">D</text:span>, center-to-center distance <text:span text:style-name="Code">C</text:span>, and belt length <text:span text:style-name="Code">L</text:span>. <text:s/>This problem is called an open belt problem, which is contrasted to a crossed belt problem, which has a simpler mathematical solution.</text:p>
      <text:p text:style-name="Text_20_body">Calculating the length of the belt results in a transcendental equation. <text:s/>The length can be calculated easily in terms of <text:span text:style-name="Code">d</text:span>, <text:span text:style-name="Code">D</text:span>, and <text:span text:style-name="Code">C</text:span>, but the equation cannot be algebraically inverted to solve for the other variables. <text:s/></text:p>
      <text:h text:style-name="Heading_20_1" text:outline-level="1">Derivation</text:h>
      <text:p text:style-name="Text_20_body">Here's a sketch of the problem:</text:p>
      <text:p text:style-name="Text_20_body"><draw:frame draw:style-name="fr1" draw:name="Frame1" text:anchor-type="paragraph" svg:x="18.66mm" svg:y="1.83mm" svg:width="140.49mm" draw:z-index="7"><draw:text-box fo:min-height="62.05mm"><text:p text:style-name="Figure"><draw:frame draw:style-name="fr4" draw:name="Object6" text:anchor-type="paragraph" svg:width="140.46mm" svg:height="62.02mm" style:rel-height="scale" draw:z-index="13"><draw:object xlink:href="./Object 1" xlink:type="simple" xlink:show="embed" xlink:actuate="onLoad"/><draw:image xlink:href="./ObjectReplacements/Object 1" xlink:type="simple" xlink:show="embed" xlink:actuate="onLoad"/><svg:desc>OLE-object</svg:desc></draw:frame>Figure <text:sequence text:ref-name="refFigure0" text:name="Figure" text:formula="ooow:Figure+1" style:num-format="1">1</text:sequence></text:p></draw:text-box></draw:frame>The angle <text:span text:style-name="T2">α</text:span><text:span text:style-name="T3"> characterizes the problem. <text:s/>Since the shaded triangle is a right triangle, we can write down </text:span></text:p>
      <text:p text:style-name="P1"><draw:frame draw:style-name="fr5" draw:name="Object1" text:anchor-type="paragraph" svg:width="26.09mm" svg:height="9.26m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Text_20_body"><text:span text:style-name="T3">The base of the shaded triangle is </text:span><draw:frame draw:style-name="fr6" draw:name="Object2" text:anchor-type="as-char" svg:y="-4.62mm" svg:width="50.62mm" svg:height="5.42mm" draw:z-index="9"><draw:object xlink:href="./Object 3" xlink:type="simple" xlink:show="embed" xlink:actuate="onLoad"/><draw:image xlink:href="./ObjectReplacements/Object 3" xlink:type="simple" xlink:show="embed" xlink:actuate="onLoad"/></draw:frame> <text:span text:style-name="T3">because the magenta side of the triangle is </text:span><text:span text:style-name="T4">R</text:span><text:span text:style-name="T3"> - </text:span><text:span text:style-name="T4">r</text:span><text:span text:style-name="T3">.</text:span></text:p>
      <text:p text:style-name="Text_20_body"><text:span text:style-name="T3">The belt length </text:span><text:span text:style-name="T4">L</text:span><text:span text:style-name="T5"> is then the following sum</text:span></text:p>
      <text:p text:style-name="P3"><draw:frame draw:style-name="fr5" draw:name="Object3" text:anchor-type="paragraph" svg:width="52.93mm" svg:height="4.36m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<text:span text:style-name="T5">The green arc length is </text:span><text:span text:style-name="T5"><draw:frame draw:style-name="fr7" draw:name="Object4" text:anchor-type="as-char" svg:width="19.09mm" svg:height="4.5m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5"> and the red arc length is </text:span><text:span text:style-name="T5"><draw:frame draw:style-name="fr7" draw:name="Object5" text:anchor-type="as-char" svg:width="20.44mm" svg:height="4.5mm" draw:z-index="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">. <text:s/>Thus,</text:span></text:p>
      <text:p text:style-name="P3"><draw:frame draw:style-name="fr5" draw:name="Object7" text:anchor-type="paragraph" svg:width="75.92mm" svg:height="5.42mm" draw:z-index="4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3">which can be written as</text:p>
      <text:p text:style-name="P3"><draw:frame draw:style-name="fr8" draw:name="Object8" text:anchor-type="paragraph" svg:x="31.66mm" svg:y="-0.16mm" svg:width="119.57mm" svg:height="10.2m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3"/>
      <text:p text:style-name="Text_20_body"><text:span text:style-name="T5">The algebraic headache comes about because </text:span><text:span text:style-name="T2">α</text:span><text:span text:style-name="T5"> is a transcendental function of </text:span><text:span text:style-name="T4">R</text:span><text:span text:style-name="T5">, </text:span><text:span text:style-name="T4">r</text:span><text:span text:style-name="T5">, and </text:span><text:span text:style-name="T4">C</text:span><text:span text:style-name="T5">, which means you can't manipulate the equation to solve for </text:span><text:span text:style-name="T4">r</text:span><text:span text:style-name="T5">, </text:span><text:span text:style-name="T4">R</text:span><text:span text:style-name="T5">, or </text:span><text:span text:style-name="T4">C</text:span><text:span text:style-name="T5">.</text:span></text:p>
      <text:h text:style-name="P7" text:outline-level="2"><text:soft-page-break/>Constraint</text:h>
      <text:p text:style-name="P3">A basic constraint of the problem is that</text:p>
      <text:p text:style-name="P4"><draw:frame draw:style-name="fr8" draw:name="Object9" text:anchor-type="paragraph" svg:x="80.94mm" svg:y="-1.96mm" svg:width="22.97mm" svg:height="5.5m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Text_20_body"><text:span text:style-name="T5">If this isn't true, the pulleys would be touching or interfering. <text:s/>Dividing by </text:span><text:span text:style-name="T4">C</text:span><text:span text:style-name="T5"> tells us that (R - r)/C is always less than 1, meaning the angle </text:span><text:span text:style-name="T2">α</text:span><text:span text:style-name="T5"> is less than a right angle, which isn't terribly helpful.</text:span></text:p>
      <text:h text:style-name="P7" text:outline-level="2">Approximation</text:h>
      <text:p text:style-name="Text_20_body"><text:span text:style-name="T5">Let's parameterize the problem in terms of </text:span><text:span text:style-name="T5"><draw:frame draw:style-name="fr7" draw:name="Object11" text:anchor-type="as-char" svg:width="14.31mm" svg:height="4.32mm" draw:z-index="12"><draw:object xlink:href="./Object 11" xlink:type="simple" xlink:show="embed" xlink:actuate="onLoad"/><draw:image xlink:href="./ObjectReplacements/Object 11" xlink:type="simple" xlink:show="embed" xlink:actuate="onLoad"/></draw:frame></text:span><text:span text:style-name="T5"> and </text:span><text:span text:style-name="T5"><draw:frame draw:style-name="fr7" draw:name="Object10" text:anchor-type="as-char" svg:width="15.86mm" svg:height="4.32m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5">. <text:s/>From the constraint, we have</text:span></text:p>
      <text:p text:style-name="Text_20_body"><text:span text:style-name="T5"><draw:frame draw:style-name="fr7" draw:name="Object12" text:anchor-type="as-char" svg:width="18.06mm" svg:height="4.32m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5"> or </text:span><text:span text:style-name="T5"><draw:frame draw:style-name="fr7" draw:name="Object13" text:anchor-type="as-char" svg:width="16.02mm" svg:height="4.32mm" draw:z-index="11"><draw:object xlink:href="./Object 13" xlink:type="simple" xlink:show="embed" xlink:actuate="onLoad"/><draw:image xlink:href="./ObjectReplacements/Object 13" xlink:type="simple" xlink:show="embed" xlink:actuate="onLoad"/></draw:frame></text:span><text:span text:style-name="T5">. <text:s/></text:span><text:span text:style-name="T5"><text:sequence-ref text:reference-format="text" text:ref-name="refFigure0">Figure 1</text:sequence-ref></text:span><text:span text:style-name="T5"> turns into </text:span><text:span text:style-name="T5"><text:sequence-ref text:reference-format="text" text:ref-name="refFigure1">Figure 2</text:sequence-ref></text:span><text:span text:style-name="T5">:</text:span></text:p>
      <text:p text:style-name="Text_20_body"><draw:frame draw:style-name="fr2" draw:name="Frame2" text:anchor-type="paragraph" svg:width="140.48mm" svg:height="62.04mm" style:rel-height="scale-min" draw:z-index="14"><draw:text-box><text:p text:style-name="Figure"><draw:frame draw:style-name="fr4" draw:name="Object14" text:anchor-type="paragraph" svg:width="140.48mm" svg:height="62.04mm" style:rel-height="scale" draw:z-index="15"><draw:object xlink:href="./Object 14" xlink:type="simple" xlink:show="embed" xlink:actuate="onLoad"/><draw:image xlink:href="./ObjectReplacements/Object 14" xlink:type="simple" xlink:show="embed" xlink:actuate="onLoad"/><svg:desc>OLE-object</svg:desc></draw:frame>Figure <text:sequence text:ref-name="refFigure1" text:name="Figure" text:formula="ooow:Figure+1" style:num-format="1">2</text:sequence></text:p></draw:text-box></draw:frame><text:span text:style-name="T5">This is convenient because the numbers involved are less than 1. <text:s/>The above equation for the belt length </text:span><text:span text:style-name="T4">L</text:span><text:span text:style-name="T5"> becomes</text:span></text:p>
      <text:p text:style-name="P3"><draw:frame draw:style-name="fr5" draw:name="Object15" text:anchor-type="paragraph" svg:width="118.15mm" svg:height="5.42mm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Text_20_body"><text:span text:style-name="T5">where </text:span><text:span text:style-name="T5"><draw:frame draw:style-name="fr7" draw:name="Object16" text:anchor-type="as-char" svg:width="16.26mm" svg:height="4.32mm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5">. <text:s/></text:span></text:p>
      <text:p text:style-name="Text_20_body"><text:span text:style-name="T5">We use two common approximations</text:span><text:span text:style-name="T5"><text:note text:id="ftn1" text:note-class="footnote"><text:note-citation>1</text:note-citation><text:note-body><text:p text:style-name="Footnote">The first comes from the generalized binomial theorem and the second from the power series of the sine.</text:p></text:note-body></text:note></text:span><text:span text:style-name="T5"> when x &lt;&lt; 1:</text:span></text:p>
      <text:p text:style-name="P3"><draw:frame draw:style-name="fr8" draw:name="Object17" text:anchor-type="paragraph" svg:x="78.33mm" svg:y="2.28mm" svg:width="26.21mm" svg:height="13.97m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3"/>
      <text:p text:style-name="P3"/>
      <text:p text:style-name="P3">Then we have the approximate relationship</text:p>
      <text:p text:style-name="P3"><draw:frame draw:style-name="fr8" draw:name="Object18" text:anchor-type="paragraph" svg:x="52.99mm" svg:y="0.34mm" svg:width="76.92mm" svg:height="10.2mm" draw:z-index="19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"/>
      <text:p text:style-name="P3">which is</text:p>
      <text:p text:style-name="P3"><draw:frame draw:style-name="fr5" draw:name="Object19" text:anchor-type="paragraph" svg:width="45.97mm" svg:height="5.03mm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Text_20_body"><text:span text:style-name="T5">This equation is quadratic in both </text:span><text:span text:style-name="T4">P</text:span><text:span text:style-name="T5"> and </text:span><text:span text:style-name="T4">p</text:span>, so solutions can be written as <draw:frame draw:style-name="fr7" draw:name="Object20" text:anchor-type="as-char" svg:width="15.13mm" svg:height="4.48mm" draw:z-index="21"><draw:object xlink:href="./Object 20" xlink:type="simple" xlink:show="embed" xlink:actuate="onLoad"/><draw:image xlink:href="./ObjectReplacements/Object 20" xlink:type="simple" xlink:show="embed" xlink:actuate="onLoad"/></draw:frame> and <draw:frame draw:style-name="fr7" draw:name="Object21" text:anchor-type="as-char" svg:width="15.12mm" svg:height="4.5m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 and by substituting for <text:span text:style-name="T1">p</text:span><text:span text:style-name="T6"> and </text:span><text:span text:style-name="T1">P</text:span><text:span text:style-name="T6">, we'll have approximate equations for </text:span><text:span text:style-name="T1"><draw:frame draw:style-name="fr7" draw:name="Object22" text:anchor-type="as-char" svg:width="19.3mm" svg:height="4.48mm" draw:z-index="23"><draw:object xlink:href="./Object 22" xlink:type="simple" xlink:show="embed" xlink:actuate="onLoad"/><draw:image xlink:href="./ObjectReplacements/Object 22" xlink:type="simple" xlink:show="embed" xlink:actuate="onLoad"/></draw:frame></text:span><text:span text:style-name="T6"> and </text:span><text:span text:style-name="T1"><draw:frame draw:style-name="fr7" draw:name="Object23" text:anchor-type="as-char" svg:width="19.3mm" svg:height="4.48mm" draw:z-index="24"><draw:object xlink:href="./Object 23" xlink:type="simple" xlink:show="embed" xlink:actuate="onLoad"/><draw:image xlink:href="./ObjectReplacements/Object 23" xlink:type="simple" xlink:show="embed" xlink:actuate="onLoad"/></draw:frame></text:span><text:span text:style-name="T1">.</text:span></text:p>
      <text:p text:style-name="Text_20_body">Multiplying through by <draw:frame draw:style-name="fr7" draw:name="Object24" text:anchor-type="as-char" svg:width="6.37mm" svg:height="4.89mm" draw:z-index="25"><draw:object xlink:href="./Object 24" xlink:type="simple" xlink:show="embed" xlink:actuate="onLoad"/><draw:image xlink:href="./ObjectReplacements/Object 24" xlink:type="simple" xlink:show="embed" xlink:actuate="onLoad"/></draw:frame> gives</text:p>
      <text:p text:style-name="P3"><draw:frame draw:style-name="fr5" draw:name="Object25" text:anchor-type="paragraph" svg:width="56.22mm" svg:height="5.03m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Text_20_body"><text:span text:style-name="T5">which is a quadratic that can be solved for </text:span><text:span text:style-name="T4">C</text:span><text:span text:style-name="T5">. <text:s/></text:span></text:p>
      <text:p text:style-name="P3">Rather than manually doing the algebra for these solutions, we can use sympy:</text:p>
      <text:p text:style-name="P5">from sympy import *</text:p>
      <text:p text:style-name="P5"><text:soft-page-break/>r, R, C, L = symbols("r R C L")</text:p>
      <text:p text:style-name="P5">E = pi*C*(R + r) + (R - r)**2 + 2*C**2 - L*C</text:p>
      <text:p text:style-name="P5">print("r =", solveset(E, r))</text:p>
      <text:p text:style-name="P5">print("R =", solveset(E, R))</text:p>
      <text:p text:style-name="P8">print("C =", solveset(E, C))</text:p>
      <text:p text:style-name="P3">When run, this gives the results</text:p>
      <text:p text:style-name="P5">r = {-pi*C/2 + R - sqrt(C*(-8*C + pi**2*C + 4*L - 8*pi*R))/2,</text:p>
      <text:p text:style-name="P5"><text:s text:c="5"/>-pi*C/2 + R + sqrt(C*(-8*C + pi**2*C + 4*L - 8*pi*R))/2}</text:p>
      <text:p text:style-name="P5">R = {-pi*C/2 + r - sqrt(-C*(-pi**2*C + 8*C - 4*L + 8*pi*r))/2,</text:p>
      <text:p text:style-name="P5"><text:s text:c="5"/>-pi*C/2 + r + sqrt(-C*(-pi**2*C + 8*C - 4*L + 8*pi*r))/2}</text:p>
      <text:p text:style-name="P5">C = {L/4 - pi*R/4 - pi*r/4 - sqrt(L**2 - 2*pi*L*R - 2*pi*L*r - 8*R**2 + pi**2*R**2 + 16*R*r + 2*pi**2*R*r</text:p>
      <text:p text:style-name="P5"><text:s text:c="8"/>- 8*r**2 + pi**2*r**2)/4,</text:p>
      <text:p text:style-name="P5"><text:s text:c="8"/>L/4 - pi*R/4 - pi*r/4 + sqrt(L**2 - 2*pi*L*R - 2*pi*L*r - 8*R**2 + pi**2*R* <text:s text:c="4"/>*2 + 16*R*r + </text:p>
      <text:p text:style-name="P8"><text:s text:c="8"/>2*pi**2*R*r - 8*r**2 + pi**2*r**2)/4}</text:p>
      <text:p text:style-name="P3">which can be rearranged to give the equations</text:p>
      <text:p text:style-name="P5">r = -pi*C/2 + R ± sqrt(C*(-8*C + pi**2*C + 4*L - 8*pi*R))/2</text:p>
      <text:p text:style-name="P5">R = -pi*C/2 + r ± sqrt(C*(-8*C + pi**2*C + 4*L - 8*pi*r))/2</text:p>
      <text:p text:style-name="P5">C = (L/4 - pi*R/4 - pi*r/4 ± sqrt(L**2 - 2*pi*L*R - 2*pi*L*r - 8*R**2 +</text:p>
      <text:p text:style-name="P8"><text:s text:c="4"/>pi**2*R**2 + 16*R*r + 2*pi**2*R*r - 8*r**2 + pi**2*r**2)/4)</text:p>
      <text:p text:style-name="P3">and these are the equations used in the script. <text:s/>The two values for each root are calculated and the positive root is returned.</text:p>
      <text:p text:style-name="Text_20_body"><text:span text:style-name="T5">Calculations for </text:span><text:span text:style-name="T4">C</text:span><text:span text:style-name="T5"> can suffer from roundoff error, so the default is to round the result to 5 significant figures.</text:span></text:p>
      <text:h text:style-name="Heading_20_1" text:outline-level="1">Crossed belt</text:h>
      <text:p text:style-name="Text_20_body">The crossed belt geometry is</text:p>
      <text:p text:style-name="Text_20_body"><draw:frame draw:style-name="fr3" draw:name="Frame3" text:anchor-type="paragraph" svg:x="18.71mm" svg:y="-0.02mm" svg:width="140.41mm" svg:height="54.47mm" style:rel-height="scale-min" draw:z-index="27"><draw:text-box><text:p text:style-name="Figure"><draw:frame draw:style-name="fr4" draw:name="Object26" text:anchor-type="paragraph" svg:width="140.41mm" svg:height="54.45mm" style:rel-height="scale" draw:z-index="28"><draw:object xlink:href="./Object 26" xlink:type="simple" xlink:show="embed" xlink:actuate="onLoad"/><draw:image xlink:href="./ObjectReplacements/Object 26" xlink:type="simple" xlink:show="embed" xlink:actuate="onLoad"/><svg:desc>OLE-object</svg:desc></draw:frame>Figure <text:sequence text:ref-name="refFigure2" text:name="Figure" text:formula="ooow:Figure+1" style:num-format="1">3</text:sequence></text:p></draw:text-box></draw:frame>Of course, a real belt would interfere with itself for the given diagram. <text:s/>A century ago, the flat belts used commonly for power transmission would involve the pulleys being at angles so that the flat belt wouldn't hit itself.</text:p>
      <text:p text:style-name="Text_20_body">[<text:span text:style-name="Reference">marks:8-71</text:span>] gives the open and crossed belt length equations as (<text:span text:style-name="T1">d</text:span> and <text:span text:style-name="T1">D</text:span> are pulley diameters)</text:p>
      <text:p text:style-name="Text_20_body"><draw:frame draw:style-name="fr8" draw:name="Object27" text:anchor-type="paragraph" svg:x="55.1mm" svg:y="0.85mm" svg:width="72.69mm" svg:height="20.07mm" draw:z-index="29"><draw:object xlink:href="./Object 27" xlink:type="simple" xlink:show="embed" xlink:actuate="onLoad"/><draw:image xlink:href="./ObjectReplacements/Object 27" xlink:type="simple" xlink:show="embed" xlink:actuate="onLoad"/></draw:frame></text:p>
      <text:p text:style-name="Text_20_body"/>
      <text:p text:style-name="Text_20_body"/>
      <text:p text:style-name="Text_20_body"/>
      <text:p text:style-name="Text_20_body">Remember, these equations are approximations (1.57 is <draw:frame draw:style-name="fr7" draw:name="Object29" text:anchor-type="as-char" svg:width="8.18mm" svg:height="4.32mm" draw:z-index="31"><draw:object xlink:href="./Object 29" xlink:type="simple" xlink:show="embed" xlink:actuate="onLoad"/><draw:image xlink:href="./ObjectReplacements/Object 29" xlink:type="simple" xlink:show="embed" xlink:actuate="onLoad"/></draw:frame><text:span text:style-name="T3">).</text:span></text:p>
      <text:p text:style-name="Text_20_body">Note the only difference is the sign of the squared term. <text:s/>Because <draw:frame draw:style-name="fr7" draw:name="Object28" text:anchor-type="as-char" svg:width="10.71mm" svg:height="4.32mm" draw:z-index="30"><draw:object xlink:href="./Object 28" xlink:type="simple" xlink:show="embed" xlink:actuate="onLoad"/><draw:image xlink:href="./ObjectReplacements/Object 28" xlink:type="simple" xlink:show="embed" xlink:actuate="onLoad"/></draw:frame> only appears in the <text:soft-page-break/>crossed belt equation, the only requirement to keep the belt tight on a set of pulleys is that their diameters must sum to a constant. <text:s/>The open belt problem does not have this desirable characteristic because the sum and difference of the diameters are both involved.</text:p>
      <text:h text:style-name="Heading_20_1" text:outline-level="1">Reference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Reference">ts</text:span></text:p>
          </table:table-cell>
          <table:table-cell table:style-name="Table1.A1" office:value-type="string">
            <text:p text:style-name="Table_20_Contents"><text:a xlink:type="simple" xlink:href="https://www.tec-science.com/mechanical-power-transmission/belt-drive/calculation-of-the-belt-length/" text:style-name="Internet_20_link" text:visited-style-name="Visited_20_Internet_20_Link">https://www.tec-science.com/mechanical-power-transmission/belt-drive/calculation-of-the-belt-length/</text:a></text:p>
          </table:table-cell>
        </table:table-row>
        <table:table-row>
          <table:table-cell table:style-name="Table1.A1" office:value-type="string">
            <text:p text:style-name="Table_20_Contents"><text:span text:style-name="Reference">mh</text:span></text:p>
          </table:table-cell>
          <table:table-cell table:style-name="Table1.A1" office:value-type="string">
            <text:p text:style-name="Table_20_Contents"><text:span text:style-name="T1">Machinery's Handbook</text:span>, 19th ed., Industrial Press, 1973 (5th printing).</text:p>
          </table:table-cell>
        </table:table-row>
        <table:table-row>
          <table:table-cell table:style-name="Table1.A1" office:value-type="string">
            <text:p text:style-name="Table_20_Contents"><text:span text:style-name="Reference">marks</text:span></text:p>
          </table:table-cell>
          <table:table-cell table:style-name="Table1.A1" office:value-type="string">
            <text:p text:style-name="Table_20_Contents"><text:span text:style-name="T1">Marks Mechanical Engineering Handbook</text:span>, 7th ed., McGraw-Hill, 1967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e6e6e6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333366" style:font-name="Lucida Console" fo:font-size="11pt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Footnote_20_Symbol" style:display-name="Footnote Symbol" style:family="text"/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1" meta:image-count="0" meta:object-count="29" meta:page-count="4" meta:paragraph-count="67" meta:word-count="797" meta:character-count="4532"/>
    <meta:template xlink:type="simple" xlink:actuate="onRequest" xlink:title="Normal" xlink:href="../Normal.ott" meta:date="2014-12-28T08:19:31.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001cm" draw:marker-start-width="0.306cm" draw:marker-end-width="0.306cm" draw:fill="none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1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26cm"/>
    </style:style>
    <style:style style:name="gr7" style:family="graphic" style:parent-style-name="measure" style:list-style-name="L1">
      <style:graphic-properties draw:textarea-horizontal-align="center" draw:textarea-vertical-align="middle" draw:line-distance="0.406cm"/>
    </style:style>
    <style:style style:name="gr8" style:family="graphic" style:parent-style-name="Green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9" style:family="graphic" style:parent-style-name="Red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Blue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1" style:family="graphic" style:parent-style-name="objectwithoutfill">
      <style:graphic-properties svg:stroke-width="0.075cm" svg:stroke-color="#99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objectwithoutfill">
      <style:graphic-properties svg:stroke-width="0.075cm" svg:stroke-color="#ff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3" style:family="graphic" style:parent-style-name="measure" style:list-style-name="L1">
      <style:graphic-properties draw:textarea-horizontal-align="center" draw:textarea-vertical-align="middle" draw:line-distance="0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18cm"/>
    </style:style>
    <style:style style:name="gr15" style:family="graphic" style:parent-style-name="measure">
      <style:graphic-properties draw:textarea-horizontal-align="center" draw:textarea-vertical-align="middle" draw:line-distance="0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544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6.03cm" svg:height="1.139cm" svg:x="9.121cm" svg:y="5.411cm" svg:viewBox="0 0 6031 1140" draw:points="0,1127 6031,1127 5913,0 13,1140">
          <text:p/>
        </draw:polygon>
        <draw:line draw:style-name="Centerline" draw:layer="layout" svg:x1="17.863cm" svg:y1="6.55cm" svg:x2="4.093cm" svg:y2="6.55cm">
          <text:p/>
        </draw:line>
        <draw:line draw:style-name="Centerline" draw:layer="layout" svg:x1="9.134cm" svg:y1="5.029cm" svg:x2="9.134cm" svg:y2="8.777cm">
          <text:p/>
        </draw:line>
        <draw:circle draw:style-name="gr2" draw:layer="layout" svg:width="1.768cm" svg:height="1.768cm" svg:x="8.259cm" svg:y="5.666cm">
          <text:p/>
        </draw:circle>
        <draw:circle draw:style-name="gr2" draw:layer="layout" svg:width="3.968cm" svg:height="3.968cm" svg:x="13.122cm" svg:y="4.566cm">
          <text:p/>
        </draw:circle>
        <draw:line draw:style-name="gr3" draw:layer="layout" svg:x1="14.77cm" svg:y1="4.566cm" svg:x2="4.468cm" svg:y2="6.55cm">
          <text:p/>
        </draw:line>
        <draw:line draw:style-name="gr3" draw:layer="layout" svg:x1="14.77cm" svg:y1="8.522cm" svg:x2="4.468cm" svg:y2="6.538cm">
          <text:p/>
        </draw:line>
        <draw:line draw:style-name="Centerline" draw:layer="layout" svg:x1="15.152cm" svg:y1="4.213cm" svg:x2="15.152cm" svg:y2="9.007cm">
          <text:p/>
        </draw:line>
        <draw:line draw:style-name="gr3" draw:layer="layout" svg:x1="9.134cm" svg:y1="6.55cm" svg:x2="9.695cm" svg:y2="7.222cm">
          <text:p/>
        </draw:line>
        <draw:frame draw:style-name="gr4" draw:layer="layout" svg:width="0.133cm" svg:height="0.437cm" svg:x="9.589cm" svg:y="6.661cm">
          <draw:text-box>
            <text:p>r</text:p>
          </draw:text-box>
        </draw:frame>
        <draw:line draw:style-name="gr3" draw:layer="layout" svg:x1="15.152cm" svg:y1="6.55cm" svg:x2="16.478cm" svg:y2="8.038cm">
          <text:p/>
        </draw:line>
        <draw:frame draw:style-name="gr5" draw:layer="layout" svg:width="0.281cm" svg:height="0.437cm" svg:x="15.892cm" svg:y="6.941cm">
          <draw:text-box>
            <text:p>R</text:p>
          </draw:text-box>
        </draw:frame>
        <draw:line draw:style-name="gr3" draw:layer="layout" svg:x1="15.152cm" svg:y1="6.55cm" svg:x2="14.846cm" svg:y2="4.213cm">
          <text:p/>
        </draw:line>
        <draw:line draw:style-name="gr3" draw:layer="layout" svg:x1="9.134cm" svg:y1="6.551cm" svg:x2="8.956cm" svg:y2="5.029cm">
          <text:p/>
        </draw:line>
        <draw:circle draw:style-name="Arrow_2c__20_double" draw:layer="layout" svg:width="5.722cm" svg:height="5.722cm" svg:x="1.607cm" svg:y="3.689cm" draw:kind="arc" draw:start-angle="0" draw:end-angle="11.45">
          <text:p/>
        </draw:circle>
        <draw:frame draw:style-name="gr6" draw:layer="layout" svg:width="0.226cm" svg:height="0.437cm" svg:x="7.473cm" svg:y="6.073cm">
          <draw:text-box>
            <text:p><text:span text:style-name="T1">α</text:span></text:p>
          </draw:text-box>
        </draw:frame>
        <draw:frame draw:style-name="gr6" draw:layer="layout" svg:width="0.226cm" svg:height="0.437cm" svg:x="8.873cm" svg:y="4.574cm">
          <draw:text-box>
            <text:p><text:span text:style-name="T1">α</text:span></text:p>
          </draw:text-box>
        </draw:frame>
        <draw:frame draw:style-name="gr6" draw:layer="layout" svg:width="0.226cm" svg:height="0.437cm" svg:x="14.904cm" svg:y="3.775cm">
          <draw:text-box>
            <text:p><text:span text:style-name="T1">α</text:span></text:p>
          </draw:text-box>
        </draw:frame>
        <draw:measure draw:style-name="gr7" draw:text-style-name="P1" draw:layer="measurelines" svg:x1="15.152cm" svg:y1="8.907cm" svg:x2="9.134cm" svg:y2="8.907cm">
          <text:p text:style-name="P1"><text:span text:style-name="T2">C</text:span></text:p>
        </draw:measure>
        <draw:circle draw:style-name="gr8" draw:layer="layout" svg:width="1.768cm" svg:height="1.768cm" svg:x="8.237cm" svg:y="5.667cm" draw:kind="arc" draw:start-angle="95" draw:end-angle="260.99">
          <text:p/>
        </draw:circle>
        <draw:circle draw:style-name="gr9" draw:layer="layout" svg:width="4.014cm" svg:height="4.014cm" svg:x="13.122cm" svg:y="4.543cm" draw:kind="arc" draw:start-angle="264.08" draw:end-angle="97.93">
          <text:p/>
        </draw:circle>
        <draw:line draw:style-name="gr10" draw:layer="layout" svg:x1="9.044cm" svg:y1="5.666cm" svg:x2="14.852cm" svg:y2="4.566cm">
          <text:p/>
        </draw:line>
        <draw:line draw:style-name="gr10" draw:layer="layout" svg:x1="9.044cm" svg:y1="7.434cm" svg:x2="14.922cm" svg:y2="8.534cm">
          <text:p/>
        </draw:line>
        <draw:line draw:style-name="gr11" draw:layer="layout" svg:x1="9.134cm" svg:y1="6.538cm" svg:x2="15.152cm" svg:y2="6.538cm">
          <text:p/>
        </draw:line>
        <draw:rect draw:style-name="gr3" draw:layer="layout" svg:width="0.328cm" svg:height="0.328cm" draw:transform="rotate (0.185703032412162) translate (14.655cm 5.492cm)">
          <text:p/>
        </draw:rect>
        <draw:line draw:style-name="gr3" draw:layer="layout" svg:x1="15.034cm" svg:y1="5.411cm" svg:x2="9.121cm" svg:y2="6.55cm">
          <text:p/>
        </draw:line>
        <draw:line draw:style-name="gr12" draw:layer="layout" svg:x1="15.152cm" svg:y1="6.55cm" svg:x2="15.034cm" svg:y2="5.411cm">
          <text:p/>
        </draw:line>
        <draw:frame draw:style-name="gr6" draw:layer="layout" svg:width="0.226cm" svg:height="0.437cm" svg:x="11.273cm" svg:y="6.082cm">
          <draw:text-box>
            <text:p><text:span text:style-name="T1">α</text:span></text:p>
          </draw:text-box>
        </draw:frame>
        <draw:measure draw:style-name="gr13" draw:text-style-name="P1" draw:layer="measurelines" svg:x1="14.922cm" svg:y1="8.557cm" svg:x2="9.134cm" svg:y2="7.434cm">
          <text:p text:style-name="P1"><text:span text:style-name="T2">b</text:span></text:p>
        </draw:measure>
        <draw:frame draw:style-name="gr14" draw:layer="layout" svg:width="0.218cm" svg:height="0.437cm" draw:transform="rotate (0.186750229963358) translate (11.486cm 4.728cm)">
          <draw:text-box>
            <text:p>b</text:p>
          </draw:text-box>
        </draw:frame>
        <draw:frame draw:style-name="gr14" draw:layer="layout" svg:width="0.218cm" svg:height="0.437cm" draw:transform="rotate (0.186750229963358) translate (12.087cm 5.536cm)">
          <draw:text-box>
            <text:p>b</text:p>
          </draw:text-box>
        </draw:frame>
        <draw:measure draw:style-name="gr15" draw:layer="measurelines" svg:x1="15.034cm" svg:y1="5.411cm" svg:x2="15.152cm" svg:y2="6.538cm">
          <text:p text:style-name="P2"><text:span text:style-name="T2"><text:s/></text:span></text:p>
        </draw:measure>
        <draw:frame draw:style-name="gr16" draw:layer="layout" svg:width="0.544cm" svg:height="0.437cm" draw:transform="rotate (0.186750229963358) translate (15.688cm 5.737cm)">
          <draw:text-box>
            <text:p>R-r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>
  <semantics>
    <mrow>
      <mrow>
        <mi>P</mi>
        <mo stretchy="false">=</mo>
        <mrow>
          <mi>R</mi>
          <mo stretchy="false">/</mo>
          <mi>C</mi>
        </mrow>
      </mrow>
    </mrow>
    <annotation encoding="StarMath 5.0">P  = R/C</annotation>
  </semantics>
</math>
</file>

<file path=Object 11/content.xml><?xml version="1.0" encoding="utf-8"?>
<math xmlns="http://www.w3.org/1998/Math/MathML">
  <semantics>
    <mrow>
      <mrow>
        <mi>p</mi>
        <mo stretchy="false">=</mo>
        <mrow>
          <mi>r</mi>
          <mo stretchy="false">/</mo>
          <mi>C</mi>
        </mrow>
      </mrow>
    </mrow>
    <annotation encoding="StarMath 5.0">p = r/C</annotation>
  </semantics>
</math>
</file>

<file path=Object 12/content.xml><?xml version="1.0" encoding="utf-8"?>
<math xmlns="http://www.w3.org/1998/Math/MathML">
  <semantics>
    <mrow>
      <mi>P</mi>
      <mrow>
        <mi/>
        <mo stretchy="false">−</mo>
        <mi>p</mi>
      </mrow>
      <mrow>
        <mi/>
        <mo stretchy="false">&lt;</mo>
        <mi/>
      </mrow>
      <mn>1</mn>
    </mrow>
    <annotation encoding="StarMath 5.0">P` - p `&lt;` 1</annotation>
  </semantics>
</math>
</file>

<file path=Object 13/content.xml><?xml version="1.0" encoding="utf-8"?>
<math xmlns="http://www.w3.org/1998/Math/MathML">
  <semantics>
    <mrow>
      <mrow>
        <mi>P</mi>
        <mo stretchy="false">&lt;</mo>
        <mrow>
          <mn>1</mn>
          <mo stretchy="false">+</mo>
          <mi>p</mi>
        </mrow>
      </mrow>
    </mrow>
    <annotation encoding="StarMath 5.0">P &lt; 1 + p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eeeeee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objectwithoutfill">
      <style:graphic-properties svg:stroke-width="0.001cm" draw:marker-start-width="0.306cm" draw:marker-end-width="0.306cm" draw:fill="none" draw:textarea-horizontal-align="center" draw:textarea-vertical-align="middle" fo:padding-top="-0.025cm" fo:padding-bottom="-0.025cm" fo:padding-left="-0.025cm" fo:padding-right="-0.0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8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26cm"/>
    </style:style>
    <style:style style:name="gr7" style:family="graphic" style:parent-style-name="measure" style:list-style-name="L1">
      <style:graphic-properties draw:textarea-horizontal-align="center" draw:textarea-vertical-align="middle" draw:line-distance="0.406cm"/>
    </style:style>
    <style:style style:name="gr8" style:family="graphic" style:parent-style-name="Green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9" style:family="graphic" style:parent-style-name="Red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0" style:family="graphic" style:parent-style-name="Blue_20_line">
      <style:graphic-properties svg:stroke-width="0.075cm" draw:marker-start-width="0.312cm" draw:marker-end-width="0.312cm" draw:textarea-horizontal-align="center" draw:textarea-vertical-align="middle" fo:padding-top="0.012cm" fo:padding-bottom="0.012cm" fo:padding-left="0.012cm" fo:padding-right="0.012cm"/>
    </style:style>
    <style:style style:name="gr11" style:family="graphic" style:parent-style-name="objectwithoutfill">
      <style:graphic-properties svg:stroke-width="0.075cm" svg:stroke-color="#99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objectwithoutfill">
      <style:graphic-properties svg:stroke-width="0.075cm" svg:stroke-color="#ff00ff" draw:marker-start-width="0.417cm" draw:marker-end-width="0.417cm" draw:fill="none" draw:textarea-horizontal-align="center" draw:textarea-vertical-align="middle" fo:padding-top="0.012cm" fo:padding-bottom="0.012cm" fo:padding-left="0.012cm" fo:padding-right="0.012cm"/>
    </style:style>
    <style:style style:name="gr13" style:family="graphic" style:parent-style-name="measure" style:list-style-name="L1">
      <style:graphic-properties draw:textarea-horizontal-align="center" draw:textarea-vertical-align="middle" draw:line-distance="0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094cm"/>
    </style:style>
    <style:style style:name="gr15" style:family="graphic" style:parent-style-name="measure">
      <style:graphic-properties draw:textarea-horizontal-align="center" draw:textarea-vertical-align="middle" draw:line-distance="0.45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60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style-name="Regular" style:font-family-generic="swiss" fo:font-size="11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Arial" style:font-style-name-asian="Regular" style:font-family-generic-asian="swiss" style:font-size-asian="18pt" style:font-style-asian="normal" style:font-weight-asian="normal" style:font-family-complex="Arial" style:font-style-name-complex="Regular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6.03cm" svg:height="1.139cm" svg:x="9.121cm" svg:y="5.411cm" svg:viewBox="0 0 6031 1140" draw:points="0,1127 6031,1127 5913,0 13,1140">
          <text:p/>
        </draw:polygon>
        <draw:line draw:style-name="Centerline" draw:layer="layout" svg:x1="17.863cm" svg:y1="6.55cm" svg:x2="4.093cm" svg:y2="6.55cm">
          <text:p/>
        </draw:line>
        <draw:line draw:style-name="Centerline" draw:layer="layout" svg:x1="9.134cm" svg:y1="5.029cm" svg:x2="9.134cm" svg:y2="8.777cm">
          <text:p/>
        </draw:line>
        <draw:circle draw:style-name="gr2" draw:layer="layout" svg:width="1.768cm" svg:height="1.768cm" svg:x="8.259cm" svg:y="5.666cm">
          <text:p/>
        </draw:circle>
        <draw:circle draw:style-name="gr2" draw:layer="layout" svg:width="3.968cm" svg:height="3.968cm" svg:x="13.122cm" svg:y="4.566cm">
          <text:p/>
        </draw:circle>
        <draw:line draw:style-name="gr3" draw:layer="layout" svg:x1="14.77cm" svg:y1="4.566cm" svg:x2="4.468cm" svg:y2="6.55cm">
          <text:p/>
        </draw:line>
        <draw:line draw:style-name="gr3" draw:layer="layout" svg:x1="14.77cm" svg:y1="8.522cm" svg:x2="4.468cm" svg:y2="6.538cm">
          <text:p/>
        </draw:line>
        <draw:line draw:style-name="Centerline" draw:layer="layout" svg:x1="15.152cm" svg:y1="4.213cm" svg:x2="15.152cm" svg:y2="9.007cm">
          <text:p/>
        </draw:line>
        <draw:line draw:style-name="gr3" draw:layer="layout" svg:x1="9.134cm" svg:y1="6.55cm" svg:x2="9.695cm" svg:y2="7.222cm">
          <text:p/>
        </draw:line>
        <draw:frame draw:style-name="gr4" draw:layer="layout" svg:width="0.218cm" svg:height="0.437cm" svg:x="9.589cm" svg:y="6.661cm">
          <draw:text-box>
            <text:p>p</text:p>
          </draw:text-box>
        </draw:frame>
        <draw:line draw:style-name="gr3" draw:layer="layout" svg:x1="15.152cm" svg:y1="6.55cm" svg:x2="16.478cm" svg:y2="8.038cm">
          <text:p/>
        </draw:line>
        <draw:frame draw:style-name="gr5" draw:layer="layout" svg:width="0.281cm" svg:height="0.437cm" svg:x="15.892cm" svg:y="6.941cm">
          <draw:text-box>
            <text:p>P</text:p>
          </draw:text-box>
        </draw:frame>
        <draw:line draw:style-name="gr3" draw:layer="layout" svg:x1="15.152cm" svg:y1="6.55cm" svg:x2="14.846cm" svg:y2="4.213cm">
          <text:p/>
        </draw:line>
        <draw:line draw:style-name="gr3" draw:layer="layout" svg:x1="9.134cm" svg:y1="6.551cm" svg:x2="8.956cm" svg:y2="5.029cm">
          <text:p/>
        </draw:line>
        <draw:circle draw:style-name="Arrow_2c__20_double" draw:layer="layout" svg:width="5.722cm" svg:height="5.722cm" svg:x="1.607cm" svg:y="3.689cm" draw:kind="arc" draw:start-angle="0" draw:end-angle="11.45">
          <text:p/>
        </draw:circle>
        <draw:frame draw:style-name="gr6" draw:layer="layout" svg:width="0.226cm" svg:height="0.437cm" svg:x="7.473cm" svg:y="6.073cm">
          <draw:text-box>
            <text:p><text:span text:style-name="T1">α</text:span></text:p>
          </draw:text-box>
        </draw:frame>
        <draw:frame draw:style-name="gr6" draw:layer="layout" svg:width="0.226cm" svg:height="0.437cm" svg:x="8.873cm" svg:y="4.574cm">
          <draw:text-box>
            <text:p><text:span text:style-name="T1">α</text:span></text:p>
          </draw:text-box>
        </draw:frame>
        <draw:frame draw:style-name="gr6" draw:layer="layout" svg:width="0.226cm" svg:height="0.437cm" svg:x="14.904cm" svg:y="3.775cm">
          <draw:text-box>
            <text:p><text:span text:style-name="T1">α</text:span></text:p>
          </draw:text-box>
        </draw:frame>
        <draw:measure draw:style-name="gr7" draw:text-style-name="P1" draw:layer="measurelines" svg:x1="15.152cm" svg:y1="8.907cm" svg:x2="9.134cm" svg:y2="8.907cm">
          <text:p text:style-name="P1"><text:span text:style-name="T2">1</text:span></text:p>
        </draw:measure>
        <draw:circle draw:style-name="gr8" draw:layer="layout" svg:width="1.768cm" svg:height="1.768cm" svg:x="8.237cm" svg:y="5.667cm" draw:kind="arc" draw:start-angle="95" draw:end-angle="260.99">
          <text:p/>
        </draw:circle>
        <draw:circle draw:style-name="gr9" draw:layer="layout" svg:width="4.014cm" svg:height="4.014cm" svg:x="13.122cm" svg:y="4.543cm" draw:kind="arc" draw:start-angle="264.08" draw:end-angle="97.93">
          <text:p/>
        </draw:circle>
        <draw:line draw:style-name="gr10" draw:layer="layout" svg:x1="9.044cm" svg:y1="5.666cm" svg:x2="14.852cm" svg:y2="4.566cm">
          <text:p/>
        </draw:line>
        <draw:line draw:style-name="gr10" draw:layer="layout" svg:x1="9.044cm" svg:y1="7.434cm" svg:x2="14.922cm" svg:y2="8.534cm">
          <text:p/>
        </draw:line>
        <draw:line draw:style-name="gr11" draw:layer="layout" svg:x1="9.134cm" svg:y1="6.538cm" svg:x2="15.152cm" svg:y2="6.538cm">
          <text:p/>
        </draw:line>
        <draw:rect draw:style-name="gr3" draw:layer="layout" svg:width="0.328cm" svg:height="0.328cm" draw:transform="rotate (0.185703032412162) translate (14.655cm 5.492cm)">
          <text:p/>
        </draw:rect>
        <draw:line draw:style-name="gr3" draw:layer="layout" svg:x1="15.034cm" svg:y1="5.411cm" svg:x2="9.121cm" svg:y2="6.55cm">
          <text:p/>
        </draw:line>
        <draw:line draw:style-name="gr12" draw:layer="layout" svg:x1="15.152cm" svg:y1="6.55cm" svg:x2="15.034cm" svg:y2="5.411cm">
          <text:p/>
        </draw:line>
        <draw:frame draw:style-name="gr6" draw:layer="layout" svg:width="0.226cm" svg:height="0.437cm" svg:x="11.273cm" svg:y="6.082cm">
          <draw:text-box>
            <text:p><text:span text:style-name="T1">α</text:span></text:p>
          </draw:text-box>
        </draw:frame>
        <draw:measure draw:style-name="gr13" draw:text-style-name="P1" draw:layer="measurelines" svg:x1="14.922cm" svg:y1="8.557cm" svg:x2="9.134cm" svg:y2="7.434cm">
          <text:p text:style-name="P1"><text:span text:style-name="T2">cos(</text:span><text:span text:style-name="T3">α</text:span><text:span text:style-name="T4">)</text:span></text:p>
        </draw:measure>
        <draw:frame draw:style-name="gr14" draw:layer="layout" svg:width="1.094cm" svg:height="0.437cm" draw:transform="rotate (0.186750229963358) translate (11.486cm 4.728cm)">
          <draw:text-box>
            <text:p>cos(<text:span text:style-name="T1">α</text:span><text:span text:style-name="T5">)</text:span></text:p>
          </draw:text-box>
        </draw:frame>
        <draw:frame draw:style-name="gr14" draw:layer="layout" svg:width="1.094cm" svg:height="0.437cm" draw:transform="rotate (0.186750229963358) translate (11.687cm 5.636cm)">
          <draw:text-box>
            <text:p>cos(<text:span text:style-name="T1">α</text:span><text:span text:style-name="T5">)</text:span></text:p>
          </draw:text-box>
        </draw:frame>
        <draw:measure draw:style-name="gr15" draw:layer="measurelines" svg:x1="15.034cm" svg:y1="5.411cm" svg:x2="15.152cm" svg:y2="6.538cm">
          <text:p text:style-name="P2"><text:span text:style-name="T2"><text:s/></text:span></text:p>
        </draw:measure>
        <draw:frame draw:style-name="gr16" draw:layer="layout" svg:width="0.607cm" svg:height="0.437cm" draw:transform="rotate (0.186750229963358) translate (15.688cm 5.737cm)">
          <draw:text-box>
            <text:p>P-p</text:p>
          </draw:text-box>
        </draw:frame>
      </draw:page>
    </office:drawing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5/content.xml><?xml version="1.0" encoding="utf-8"?>
<math xmlns="http://www.w3.org/1998/Math/MathML">
  <semantics>
    <mrow>
      <mo stretchy="false">Γ</mo>
      <mrow>
        <mi/>
        <mo stretchy="false">=</mo>
        <mi/>
      </mrow>
      <mn>2</mn>
      <msqrt>
        <mrow>
          <mrow>
            <mn>1</mn>
            <mo stretchy="false">−</mo>
            <msup>
              <mrow>
                <mo stretchy="false">(</mo>
                <mrow>
                  <mrow>
                    <mi>P</mi>
                    <mo stretchy="false">−</mo>
                    <mi>p</mi>
                  </mrow>
                </mrow>
                <mo stretchy="false">)</mo>
              </mrow>
              <mn>2</mn>
            </msup>
          </mrow>
        </mrow>
      </msqrt>
      <mrow>
        <mi/>
        <mo stretchy="false">+</mo>
        <mi/>
      </mrow>
      <mo stretchy="false">π</mo>
      <mrow>
        <mo stretchy="false">(</mo>
        <mrow>
          <mrow>
            <mi>P</mi>
            <mo stretchy="false">+</mo>
            <mi>p</mi>
          </mrow>
        </mrow>
        <mo stretchy="false">)</mo>
      </mrow>
      <mrow>
        <mi/>
        <mo stretchy="false">+</mo>
        <mi/>
      </mrow>
      <mn>2</mn>
      <mo stretchy="false">α</mo>
      <mrow>
        <mo stretchy="false">(</mo>
        <mrow>
          <mi>P</mi>
          <mrow>
            <mi/>
            <mo stretchy="false">−</mo>
            <mi>p</mi>
          </mrow>
        </mrow>
        <mo stretchy="false">)</mo>
      </mrow>
      <mi/>
      <mtext>where</mtext>
      <mi/>
      <mo stretchy="false">α</mo>
      <mrow>
        <mi/>
        <mo stretchy="false">=</mo>
        <mi/>
      </mrow>
      <msup>
        <mi>sin</mi>
        <mrow>
          <mrow>
            <mo stretchy="false">−</mo>
            <mn>1</mn>
          </mrow>
        </mrow>
      </msup>
      <mrow>
        <mo stretchy="false">(</mo>
        <mrow>
          <mrow>
            <mi>P</mi>
            <mo stretchy="false">−</mo>
            <mi>p</mi>
          </mrow>
        </mrow>
        <mo stretchy="false">)</mo>
      </mrow>
    </mrow>
    <annotation encoding="StarMath 5.0">%GAMMA `=` 2 sqrt{1 - (P-p)^2} `+` %pi(P + p) `+ ` 2 %alpha(P `-p) ~~"where"~~ %alpha `=` sin^{-1} (P - p)</annotation>
  </semantics>
</math>
</file>

<file path=Object 16/content.xml><?xml version="1.0" encoding="utf-8"?>
<math xmlns="http://www.w3.org/1998/Math/MathML">
  <semantics>
    <mrow>
      <mo stretchy="false">Γ</mo>
      <mrow>
        <mi/>
        <mo stretchy="false">=</mo>
        <mi/>
      </mrow>
      <mrow>
        <mi>L</mi>
        <mo stretchy="false">/</mo>
        <mi>C</mi>
      </mrow>
    </mrow>
    <annotation encoding="StarMath 5.0">%GAMMA `=` L/C</annotation>
  </semantics>
</math>
</file>

<file path=Object 17/content.xml><?xml version="1.0" encoding="utf-8"?>
<math xmlns="http://www.w3.org/1998/Math/MathML">
  <semantics>
    <mrow>
      <mtable>
        <mtr>
          <mtd>
            <mrow>
              <msqrt>
                <mrow>
                  <mn>1</mn>
                  <mrow>
                    <mi/>
                    <mo stretchy="false">−</mo>
                    <mi>x</mi>
                  </mrow>
                </mrow>
              </msqrt>
              <mrow>
                <mi/>
                <mo stretchy="false">≈</mo>
                <mn>1</mn>
              </mrow>
              <mrow>
                <mi/>
                <mo stretchy="false">−</mo>
                <mfrac>
                  <mi>x</mi>
                  <mn>2</mn>
                </mfrac>
              </mrow>
            </mrow>
          </mtd>
        </mtr>
        <mtr>
          <mtd>
            <mrow>
              <mi>sin</mi>
              <mrow>
                <mo stretchy="false">(</mo>
                <mrow>
                  <mi>x</mi>
                </mrow>
                <mo stretchy="false">)</mo>
              </mrow>
              <mrow>
                <mi/>
                <mo stretchy="false">≈</mo>
                <mi>x</mi>
              </mrow>
            </mrow>
          </mtd>
        </mtr>
      </mtable>
    </mrow>
    <annotation encoding="StarMath 5.0">stack {
alignl sqrt{1 `- x} ``approx 1 `- x over 2 #
alignl sin(x) ``approx x
}</annotation>
  </semantics>
</math>
</file>

<file path=Object 18/content.xml><?xml version="1.0" encoding="utf-8"?>
<math xmlns="http://www.w3.org/1998/Math/MathML">
  <semantics>
    <mrow>
      <mo stretchy="false">Γ</mo>
      <mrow>
        <mi/>
        <mo stretchy="false">≈</mo>
        <mi/>
      </mrow>
      <mn>2</mn>
      <mfenced open="(" close=")">
        <mrow>
          <mn>1</mn>
          <mrow>
            <mi/>
            <mo stretchy="false">−</mo>
            <mfrac>
              <mn>1</mn>
              <mn>2</mn>
            </mfrac>
          </mrow>
          <msup>
            <mrow>
              <mo stretchy="false">(</mo>
              <mrow>
                <mi>P</mi>
                <mrow>
                  <mi/>
                  <mo stretchy="false">−</mo>
                  <mi>p</mi>
                </mrow>
              </mrow>
              <mo stretchy="false">)</mo>
            </mrow>
            <mn>2</mn>
          </msup>
        </mrow>
      </mfenced>
      <mrow>
        <mi/>
        <mo stretchy="false">+</mo>
        <mi/>
      </mrow>
      <mo stretchy="false">π</mo>
      <mrow>
        <mo stretchy="false">(</mo>
        <mrow>
          <mrow>
            <mi>P</mi>
            <mo stretchy="false">+</mo>
            <mi>p</mi>
          </mrow>
        </mrow>
        <mo stretchy="false">)</mo>
      </mrow>
      <mrow>
        <mi/>
        <mo stretchy="false">+</mo>
        <mi/>
      </mrow>
      <mn>2</mn>
      <msup>
        <mrow>
          <mo stretchy="false">(</mo>
          <mrow>
            <mi>P</mi>
            <mrow>
              <mi/>
              <mo stretchy="false">−</mo>
              <mi>p</mi>
            </mrow>
          </mrow>
          <mo stretchy="false">)</mo>
        </mrow>
        <mn>2</mn>
      </msup>
    </mrow>
    <annotation encoding="StarMath 5.0">%GAMMA `approx` 2 left (1 `- 1 over 2(P`-p)^2 right ) `+` %pi(P + p) `+ ` 2 (P `-p)^2</annotation>
  </semantics>
</math>
</file>

<file path=Object 19/content.xml><?xml version="1.0" encoding="utf-8"?>
<math xmlns="http://www.w3.org/1998/Math/MathML">
  <semantics>
    <mrow>
      <mo stretchy="false">Γ</mo>
      <mrow>
        <mi/>
        <mo stretchy="false">=</mo>
        <mi/>
      </mrow>
      <mo stretchy="false">π</mo>
      <mrow>
        <mo stretchy="false">(</mo>
        <mrow>
          <mrow>
            <mi>P</mi>
            <mo stretchy="false">+</mo>
            <mi>p</mi>
          </mrow>
        </mrow>
        <mo stretchy="false">)</mo>
      </mrow>
      <mrow>
        <mrow>
          <mi/>
          <mo stretchy="false">+</mo>
          <msup>
            <mrow>
              <mo stretchy="false">(</mo>
              <mrow>
                <mi>P</mi>
                <mrow>
                  <mi/>
                  <mo stretchy="false">−</mo>
                  <mi>p</mi>
                </mrow>
              </mrow>
              <mo stretchy="false">)</mo>
            </mrow>
            <mn>2</mn>
          </msup>
        </mrow>
        <mo stretchy="false">+</mo>
        <mn>2</mn>
      </mrow>
    </mrow>
    <annotation encoding="StarMath 5.0">%GAMMA `=` %pi(P + p) `+ (P `-p)^2 + 2</annotation>
  </semantics>
</math>
</file>

<file path=Object 2/content.xml><?xml version="1.0" encoding="utf-8"?>
<math xmlns="http://www.w3.org/1998/Math/MathML">
  <semantics>
    <mrow>
      <mi>sin</mi>
      <mrow>
        <mo stretchy="false">(</mo>
        <mrow>
          <mo stretchy="false">α</mo>
        </mrow>
        <mo stretchy="false">)</mo>
      </mrow>
      <mrow>
        <mi/>
        <mo stretchy="false">=</mo>
        <mi/>
      </mrow>
      <mfrac>
        <mrow>
          <mrow>
            <mi>R</mi>
            <mo stretchy="false">−</mo>
            <mi>r</mi>
          </mrow>
        </mrow>
        <mi>C</mi>
      </mfrac>
    </mrow>
    <annotation encoding="StarMath 5.0">sin(%alpha) `=` {R - r} over C</annotation>
  </semantics>
</math>
</file>

<file path=Object 20/content.xml><?xml version="1.0" encoding="utf-8"?>
<math xmlns="http://www.w3.org/1998/Math/MathML">
  <semantics>
    <mrow>
      <mi>p</mi>
      <mrow>
        <mo stretchy="false">(</mo>
        <mrow>
          <mi>P</mi>
          <mi>,</mi>
          <mo stretchy="false">Γ</mo>
        </mrow>
        <mo stretchy="false">)</mo>
      </mrow>
    </mrow>
    <annotation encoding="StarMath 5.0">p(P, %GAMMA)</annotation>
  </semantics>
</math>
</file>

<file path=Object 21/content.xml><?xml version="1.0" encoding="utf-8"?>
<math xmlns="http://www.w3.org/1998/Math/MathML">
  <semantics>
    <mrow>
      <mi>P</mi>
      <mrow>
        <mo stretchy="false">(</mo>
        <mrow>
          <mi>p</mi>
          <mi>,</mi>
          <mo stretchy="false">Γ</mo>
        </mrow>
        <mo stretchy="false">)</mo>
      </mrow>
    </mrow>
    <annotation encoding="StarMath 5.0">P(p, %GAMMA)</annotation>
  </semantics>
</math>
</file>

<file path=Object 22/content.xml><?xml version="1.0" encoding="utf-8"?>
<math xmlns="http://www.w3.org/1998/Math/MathML">
  <semantics>
    <mrow>
      <mi>r</mi>
      <mrow>
        <mo stretchy="false">(</mo>
        <mrow>
          <mi>R</mi>
          <mi>,</mi>
          <mi>L</mi>
          <mi>,</mi>
          <mi>C</mi>
        </mrow>
        <mo stretchy="false">)</mo>
      </mrow>
    </mrow>
    <annotation encoding="StarMath 5.0">r(R, L, C)</annotation>
  </semantics>
</math>
</file>

<file path=Object 23/content.xml><?xml version="1.0" encoding="utf-8"?>
<math xmlns="http://www.w3.org/1998/Math/MathML">
  <semantics>
    <mrow>
      <mi>R</mi>
      <mrow>
        <mo stretchy="false">(</mo>
        <mrow>
          <mi>r</mi>
          <mi>,</mi>
          <mi>L</mi>
          <mi>,</mi>
          <mi>C</mi>
        </mrow>
        <mo stretchy="false">)</mo>
      </mrow>
    </mrow>
    <annotation encoding="StarMath 5.0">R(r, L, C)</annotation>
  </semantics>
</math>
</file>

<file path=Object 24/content.xml><?xml version="1.0" encoding="utf-8"?>
<math xmlns="http://www.w3.org/1998/Math/MathML">
  <semantics>
    <mrow>
      <msup>
        <mi>C</mi>
        <mn>2</mn>
      </msup>
    </mrow>
    <annotation encoding="StarMath 5.0">C^2</annotation>
  </semantics>
</math>
</file>

<file path=Object 25/content.xml><?xml version="1.0" encoding="utf-8"?>
<math xmlns="http://www.w3.org/1998/Math/MathML">
  <semantics>
    <mrow>
      <mi>L</mi>
      <mi>C</mi>
      <mrow>
        <mi/>
        <mo stretchy="false">=</mo>
        <mi/>
      </mrow>
      <mo stretchy="false">π</mo>
      <mi>C</mi>
      <mrow>
        <mo stretchy="false">(</mo>
        <mrow>
          <mrow>
            <mi>R</mi>
            <mo stretchy="false">+</mo>
            <mi>r</mi>
          </mrow>
        </mrow>
        <mo stretchy="false">)</mo>
      </mrow>
      <mrow>
        <mrow>
          <mi/>
          <mo stretchy="false">+</mo>
          <msup>
            <mrow>
              <mo stretchy="false">(</mo>
              <mrow>
                <mi>R</mi>
                <mrow>
                  <mi/>
                  <mo stretchy="false">−</mo>
                  <mi>r</mi>
                </mrow>
              </mrow>
              <mo stretchy="false">)</mo>
            </mrow>
            <mn>2</mn>
          </msup>
        </mrow>
        <mo stretchy="false">+</mo>
        <mn>2</mn>
      </mrow>
      <msup>
        <mi>C</mi>
        <mn>2</mn>
      </msup>
    </mrow>
    <annotation encoding="StarMath 5.0">L C `=` %pi C(R + r) `+ (R `-r)^2 + 2 C^2</annotation>
  </semantics>
</math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objectwithoutfill">
      <style:graphic-properties svg:stroke-width="0.001cm" draw:marker-start-width="0.306cm" draw:marker-end-width="0.306cm" draw:fill="none" draw:textarea-horizontal-align="center" draw:textarea-vertical-align="middle" fo:padding-top="-0.025cm" fo:padding-bottom="-0.025cm" fo:padding-left="-0.025cm" fo:padding-right="-0.0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133cm"/>
    </style:style>
    <style:style style:name="gr4" style:family="graphic" style:parent-style-name="measure" style:list-style-name="L1">
      <style:graphic-properties draw:textarea-horizontal-align="center" draw:textarea-vertical-align="middle" draw:line-distance="0.4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0.281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Centerline" draw:layer="layout" svg:x1="17.863cm" svg:y1="6.55cm" svg:x2="7.273cm" svg:y2="6.55cm">
          <text:p/>
        </draw:line>
        <draw:line draw:style-name="Centerline" draw:layer="layout" svg:x1="9.134cm" svg:y1="5.029cm" svg:x2="9.134cm" svg:y2="8.777cm">
          <text:p/>
        </draw:line>
        <draw:circle draw:style-name="gr1" draw:layer="layout" svg:width="1.768cm" svg:height="1.768cm" svg:x="8.259cm" svg:y="5.666cm">
          <text:p/>
        </draw:circle>
        <draw:circle draw:style-name="gr1" draw:layer="layout" svg:width="3.968cm" svg:height="3.968cm" svg:x="13.122cm" svg:y="4.566cm">
          <text:p/>
        </draw:circle>
        <draw:line draw:style-name="Centerline" draw:layer="layout" svg:x1="15.152cm" svg:y1="4.213cm" svg:x2="15.152cm" svg:y2="9.007cm">
          <text:p/>
        </draw:line>
        <draw:line draw:style-name="gr2" draw:layer="layout" svg:x1="9.134cm" svg:y1="6.55cm" svg:x2="8.471cm" svg:y2="7.094cm">
          <text:p/>
        </draw:line>
        <draw:frame draw:style-name="gr3" draw:layer="layout" svg:width="0.133cm" svg:height="0.437cm" svg:x="8.568cm" svg:y="6.53cm">
          <draw:text-box>
            <text:p>r</text:p>
          </draw:text-box>
        </draw:frame>
        <draw:line draw:style-name="gr2" draw:layer="layout" svg:x1="15.152cm" svg:y1="6.55cm" svg:x2="16.478cm" svg:y2="8.038cm">
          <text:p/>
        </draw:line>
        <draw:measure draw:style-name="gr4" draw:text-style-name="P1" draw:layer="measurelines" svg:x1="15.152cm" svg:y1="8.907cm" svg:x2="9.134cm" svg:y2="8.907cm">
          <text:p text:style-name="P1"><text:span text:style-name="T1">C</text:span></text:p>
        </draw:measure>
        <draw:frame draw:style-name="gr5" draw:layer="layout" svg:width="0.281cm" svg:height="0.437cm" svg:x="15.994cm" svg:y="6.938cm">
          <draw:text-box>
            <text:p>R</text:p>
          </draw:text-box>
        </draw:frame>
        <draw:line draw:style-name="gr1" draw:layer="layout" svg:x1="14.043cm" svg:y1="4.875cm" svg:x2="9.695cm" svg:y2="7.253cm">
          <text:p/>
        </draw:line>
        <draw:line draw:style-name="gr1" draw:layer="layout" svg:x1="14.056cm" svg:y1="8.24cm" svg:x2="9.708cm" svg:y2="5.862cm">
          <text:p/>
        </draw:line>
      </draw:page>
    </office:drawing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Blue_20_Crossed_20_45_20_Degrees" draw:display-name="Blue Crossed 45 Degrees" draw:style="double" draw:color="#000080" draw:distance="0.076cm" draw:rotation="450"/>
    <draw:hatch draw:name="Gray_20_45_20_degrees_20_wide" draw:display-name="Gray 45 degrees wide" draw:style="single" draw:color="#c0c0c0" draw:distance="0.508cm" draw:rotation="450"/>
    <draw:hatch draw:name="Hatch_20_1" draw:display-name="Hatch 1" draw:style="single" draw:color="#3465a4" draw:distance="0.02cm" draw:rotation="0"/>
    <draw:hatch draw:name="Hatch_20_2" draw:display-name="Hatch 2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000000" draw:marker-start-width="0.381cm" draw:marker-start-center="false" draw:marker-end-width="0.381cm" draw:marker-end-center="false" draw:fill="solid" draw:fill-color="#ffffff" draw:fill-image-width="0cm" draw:fill-image-height="0cm" draw:auto-grow-width="tru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1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152cm" draw:marker-end="Arrow" draw:marker-end-width="0.152cm" draw:fill="none" draw:show-unit="true"/>
    </style:style>
    <style:style style:name="Dashed" style:family="graphic" style:parent-style-name="Line">
      <style:graphic-properties draw:stroke="dash" draw:stroke-dash="Fine_20_Dashed" svg:stroke-width="0.025cm" draw:marker-start-width="0.33cm" draw:marker-end-width="0.33cm" draw:fill="none" draw:textarea-horizontal-align="center" draw:textarea-vertical-align="middle"/>
    </style:style>
    <style:style style:name="Centerline" style:family="graphic" style:parent-style-name="Line">
      <style:graphic-properties draw:stroke="dash" draw:stroke-dash="Ultrafine_20_2_20_Dots_20_3_20_Dashes" svg:stroke-width="0cm" draw:marker-start-width="0.305cm" draw:marker-end-width="0.305cm" draw:fill="none" draw:textarea-horizontal-align="center" draw:textarea-vertical-align="middle"/>
    </style:style>
    <style:style style:name="Arrow" style:family="graphic" style:parent-style-name="Line">
      <style:graphic-properties svg:stroke-width="0.025cm" draw:marker-start-width="0.238cm" draw:marker-end="Arrow" draw:marker-end-width="0.15cm" draw:fill="none" draw:textarea-horizontal-align="center" draw:textarea-vertical-align="middle"/>
    </style:style>
    <style:style style:name="Arrow_2c__20_double" style:display-name="Arrow, double" style:family="graphic" style:parent-style-name="Arrow">
      <style:graphic-properties svg:stroke-width="0.025cm" draw:marker-start="Arrow" draw:marker-start-width="0.15cm" draw:marker-end="Arrow" draw:marker-end-width="0.15cm"/>
    </style:style>
    <style:style style:name="Black" style:family="graphic" style:parent-style-name="Filled">
      <style:graphic-properties svg:stroke-color="#000000" draw:fill-color="#000000" draw:fill-image-width="0cm" draw:fill-image-height="0cm" draw:textarea-horizontal-align="center" draw:textarea-vertical-align="middle"/>
    </style:style>
    <style:style style:name="Line_2c__20_thin" style:display-name="Line, thin" style:family="graphic" style:parent-style-name="Line">
      <style:graphic-properties svg:stroke-width="0.025cm" draw:marker-start-width="0.33cm" draw:marker-end-width="0.33cm" draw:fill="none" draw:textarea-horizontal-align="center" draw:textarea-vertical-align="middle"/>
    </style:style>
    <style:style style:name="Hatched" style:family="graphic" style:parent-style-name="Filled">
      <style:graphic-properties draw:fill="hatch" draw:fill-hatch-name="Black_20_45_20_Degrees" draw:fill-hatch-solid="false"/>
    </style:style>
    <style:style style:name="Knurled" style:family="graphic" style:parent-style-name="Hatched">
      <style:graphic-properties draw:fill-hatch-name="Blue_20_Crossed_20_45_20_Degrees" draw:fill-hatch-solid="false"/>
    </style:style>
    <style:style style:name="Hatched_2c__20_left" style:display-name="Hatched, left" style:family="graphic" style:parent-style-name="Hatched">
      <style:graphic-properties draw:fill-hatch-name="Black_20_-45_20_Degrees" draw:fill-hatch-solid="false"/>
    </style:style>
    <style:style style:name="Hatched_2c__20_gray_2c__20_wide" style:display-name="Hatched, gray, wide" style:family="graphic" style:parent-style-name="Hatched">
      <style:graphic-properties draw:fill-hatch-name="Gray_20_45_20_degrees_20_wide" draw:fill-hatch-solid="false"/>
    </style:style>
    <style:style style:name="Arrow_2c__20_begin" style:display-name="Arrow, begin" style:family="graphic" style:parent-style-name="Arrow">
      <style:graphic-properties svg:stroke-width="0.025cm" draw:marker-start="Arrow" draw:marker-start-width="0.15cm" draw:marker-end-width="0.238cm"/>
    </style:style>
    <style:style style:name="Line_2c__20_heavy" style:display-name="Line, heavy" style:family="graphic" style:parent-style-name="Line">
      <style:graphic-properties svg:stroke-width="0.075cm" draw:marker-start-width="0.405cm" draw:marker-end-width="0.405cm" draw:fill="none" draw:fill-image-width="0cm" draw:fill-image-height="0cm"/>
    </style:style>
    <style:style style:name="Line_2c__20_very_20_heavy" style:display-name="Line, very heavy" style:family="graphic" style:parent-style-name="Line">
      <style:graphic-properties svg:stroke-width="0.1cm" draw:marker-start-width="0.454cm" draw:marker-end-width="0.454cm" draw:fill="none"/>
    </style:style>
    <style:style style:name="Hatched_2c__20_horizontal" style:display-name="Hatched, horizontal" style:family="graphic" style:parent-style-name="Hatched">
      <style:graphic-properties draw:fill-hatch-name="Black_20_0_20_Degrees" draw:fill-hatch-solid="false"/>
    </style:style>
    <style:style style:name="Hatched_2c__20_vertical" style:display-name="Hatched, vertical" style:family="graphic" style:parent-style-name="Hatched">
      <style:graphic-properties draw:fill-hatch-name="Black_20_90_20_Degrees" draw:fill-hatch-solid="false"/>
    </style:style>
    <style:style style:name="Dimension_2c__20_vertical" style:display-name="Dimension, vertical" style:family="graphic" style:parent-style-name="standard">
      <style:graphic-properties draw:fill-gradient-name="Gradient_20_7" draw:fill-hatch-name="Hatch_20_2" draw:fill-image-name="Bitmape_20_1" draw:textarea-horizontal-align="center" draw:textarea-vertical-align="middle" draw:parallel="true"/>
    </style:style>
    <style:style style:name="Red_20_line" style:display-name="Red line" style:family="graphic" style:parent-style-name="Line">
      <style:graphic-properties svg:stroke-color="#ff0000" draw:fill="none"/>
    </style:style>
    <style:style style:name="Blue_20_line" style:display-name="Blue line" style:family="graphic" style:parent-style-name="Line">
      <style:graphic-properties svg:stroke-color="#0000ff" draw:fill-color="#ffffff" draw:fill-image-width="0cm" draw:fill-image-height="0cm"/>
    </style:style>
    <style:style style:name="Green_20_line" style:display-name="Green line" style:family="graphic" style:parent-style-name="Line">
      <style:graphic-properties svg:stroke-color="#009900" draw:fill-color="#ffffff" draw:fill-image-width="0cm" draw:fill-image-height="0cm"/>
    </style:style>
    <style:style style:name="Magenta_20_line" style:display-name="Magenta line" style:family="graphic" style:parent-style-name="Line">
      <style:graphic-properties svg:stroke-color="#bf008f"/>
    </style:style>
    <style:style style:name="White" style:family="graphic" style:parent-style-name="Filled"/>
    <style:style style:name="White_2c__20_no_20_line" style:display-name="White, no line" style:family="graphic" style:parent-style-name="Filled">
      <style:graphic-properties draw:stroke="none"/>
    </style:style>
    <style:style style:name="Light_20_blue" style:display-name="Light blue" style:family="graphic" style:parent-style-name="Filled">
      <style:graphic-properties draw:fill-color="#d8d8ff"/>
    </style:style>
    <style:style style:name="Light_20_yellow" style:display-name="Light yellow" style:family="graphic" style:parent-style-name="Filled">
      <style:graphic-properties draw:fill-color="#ffffd8"/>
    </style:style>
    <style:style style:name="Light_20_red" style:display-name="Light red" style:family="graphic" style:parent-style-name="Filled">
      <style:graphic-properties draw:fill-color="#ffd8d8"/>
    </style:style>
    <style:style style:name="Light_20_green" style:display-name="Light green" style:family="graphic" style:parent-style-name="Filled">
      <style:graphic-properties draw:fill-color="#d8ffd8"/>
    </style:style>
    <style:style style:name="Black_2c__20_no_20_line" style:display-name="Black, no line" style:family="graphic" style:parent-style-name="Filled">
      <style:graphic-properties draw:stroke="none" draw:fill-color="#000000" draw:textarea-horizontal-align="justify" draw:textarea-vertical-align="top"/>
    </style:style>
    <style:style style:name="Light_20_blue_2c__20_no_20_line" style:display-name="Light blue, no line" style:family="graphic" style:parent-style-name="Filled">
      <style:graphic-properties draw:stroke="none" draw:fill-color="#d8d8ff"/>
    </style:style>
    <style:style style:name="Light_20_green_2c__20_no_20_line" style:display-name="Light green, no line" style:family="graphic" style:parent-style-name="Filled">
      <style:graphic-properties draw:stroke="none" draw:fill-color="#d8ffd8"/>
    </style:style>
    <style:style style:name="Light_20_red_2c__20_no_20_line" style:display-name="Light red, no line" style:family="graphic" style:parent-style-name="Filled">
      <style:graphic-properties draw:stroke="none" draw:fill-color="#ffd8d8"/>
    </style:style>
    <style:style style:name="Light_20_yellow_2c__20_no_20_line" style:display-name="Light yellow, no line" style:family="graphic" style:parent-style-name="Filled">
      <style:graphic-properties draw:stroke="none" draw:fill-color="#ffffd8"/>
    </style:style>
    <style:style style:name="Line" style:family="graphic" style:parent-style-name="standard">
      <style:graphic-properties svg:stroke-width="0.05cm" draw:marker-start-width="0.275cm" draw:marker-end-width="0.275cm" draw:fill="none" draw:fill-gradient-name="Gradient_20_5" draw:fill-hatch-name="Hatch_20_1" draw:fill-image-name="Bitmape_20_1" draw:fill-image-width="0cm" draw:fill-image-height="0cm"/>
    </style:style>
    <style:style style:name="Dashed_2c__20_normal" style:display-name="Dashed, normal" style:family="graphic" style:parent-style-name="Line">
      <style:graphic-properties draw:stroke="dash" draw:stroke-dash="Fine_20_Dashed" svg:stroke-width="0.05cm" draw:marker-start-width="0.367cm" draw:marker-end-width="0.367cm"/>
    </style:style>
    <style:style style:name="Filled" style:family="graphic" style:parent-style-name="standard">
      <style:graphic-properties draw:fill-gradient-name="Gradient_20_4" draw:fill-hatch-name="Hatch_20_1" draw:fill-image-name="Bitmape_20_1"/>
    </style:style>
    <style:style style:name="Line_2c__20_0_20_mm" style:display-name="Line, 0 mm" style:family="graphic" style:parent-style-name="Line">
      <style:graphic-properties svg:stroke-width="0cm" draw:marker-start-width="0.2cm" draw:marker-end-width="0.2cm"/>
    </style:style>
    <style:style style:name="Colored_2c__20_white" style:display-name="Colored, white" style:family="graphic" style:parent-style-name="Line">
      <style:graphic-properties svg:stroke-color="#ffffff"/>
    </style:style>
    <style:style style:name="Line_2c__20_2_20_mm" style:display-name="Line, 2 mm" style:family="graphic" style:parent-style-name="Line">
      <style:graphic-properties svg:stroke-width="0.2cm" draw:marker-start-width="0.5cm" draw:marker-end-width="0.5cm"/>
    </style:style>
    <style:style style:name="Dashed_2c__20_0_20_mm" style:display-name="Dashed, 0 mm" style:family="graphic" style:parent-style-name="Line">
      <style:graphic-properties draw:stroke="dash" draw:stroke-dash="Fine_20_Dashed" svg:stroke-width="0cm" draw:marker-start-width="0.2cm" draw:marker-end-width="0.2cm"/>
    </style:style>
    <style:style style:name="Construction" style:family="graphic" style:parent-style-name="Line">
      <style:graphic-properties svg:stroke-width="0cm" svg:stroke-color="#66ffff" draw:marker-start-width="0.2cm" draw:marker-end-width="0.2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7/content.xml><?xml version="1.0" encoding="utf-8"?>
<math xmlns="http://www.w3.org/1998/Math/MathML">
  <semantics>
    <mrow>
      <mtable>
        <mtr>
          <mtd>
            <mrow>
              <mtext>open         </mtext>
              <mi>L</mi>
              <mrow>
                <mi/>
                <mo stretchy="false">=</mo>
                <mi/>
              </mrow>
              <mrow>
                <mn>2C</mn>
                <mo stretchy="false">+</mo>
                <mn>1.57</mn>
              </mrow>
              <mrow>
                <mrow>
                  <mo stretchy="false">(</mo>
                  <mrow>
                    <mrow>
                      <mi>D</mi>
                      <mo stretchy="false">+</mo>
                      <mi>d</mi>
                    </mrow>
                  </mrow>
                  <mo stretchy="false">)</mo>
                </mrow>
                <mo stretchy="false">+</mo>
                <mfrac>
                  <mrow>
                    <msup>
                      <mrow>
                        <mo stretchy="false">(</mo>
                        <mrow>
                          <mi>D</mi>
                          <mrow>
                            <mi/>
                            <mo stretchy="false">−</mo>
                            <mi>d</mi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n>4C</mn>
                  </mrow>
                </mfrac>
              </mrow>
            </mrow>
          </mtd>
        </mtr>
        <mtr>
          <mtd>
            <mrow>
              <mtext>crossed    </mtext>
              <mi>L</mi>
              <mrow>
                <mi/>
                <mo stretchy="false">=</mo>
                <mi/>
              </mrow>
              <mrow>
                <mn>2C</mn>
                <mo stretchy="false">+</mo>
                <mn>1.57</mn>
              </mrow>
              <mrow>
                <mrow>
                  <mo stretchy="false">(</mo>
                  <mrow>
                    <mrow>
                      <mi>D</mi>
                      <mo stretchy="false">+</mo>
                      <mi>d</mi>
                    </mrow>
                  </mrow>
                  <mo stretchy="false">)</mo>
                </mrow>
                <mo stretchy="false">+</mo>
                <mfrac>
                  <mrow>
                    <msup>
                      <mrow>
                        <mo stretchy="false">(</mo>
                        <mrow>
                          <mrow>
                            <mi>D</mi>
                            <mo stretchy="false">+</mo>
                            <mi>d</mi>
                          </mrow>
                        </mrow>
                        <mo stretchy="false">)</mo>
                      </mrow>
                      <mn>2</mn>
                    </msup>
                  </mrow>
                  <mrow>
                    <mn>4C</mn>
                  </mrow>
                </mfrac>
              </mrow>
            </mrow>
          </mtd>
        </mtr>
      </mtable>
    </mrow>
    <annotation encoding="StarMath 5.0">stack {
"open         " L `=` 2C + 1.57(D+d) + {(D`-d)^2} over {4C} #
"crossed    " L `=` 2C + 1.57(D+d) + {(D+d)^2} over {4C} 
}</annotation>
  </semantics>
</math>
</file>

<file path=Object 28/content.xml><?xml version="1.0" encoding="utf-8"?>
<math xmlns="http://www.w3.org/1998/Math/MathML">
  <semantics>
    <mrow>
      <mrow>
        <mi>D</mi>
        <mo stretchy="false">+</mo>
        <mi>d</mi>
      </mrow>
    </mrow>
    <annotation encoding="StarMath 5.0">D+d</annotation>
  </semantics>
</math>
</file>

<file path=Object 29/content.xml><?xml version="1.0" encoding="utf-8"?>
<math xmlns="http://www.w3.org/1998/Math/MathML">
  <semantics>
    <mrow>
      <mrow>
        <mo stretchy="false">π</mo>
        <mo stretchy="false">/</mo>
        <mn>2</mn>
      </mrow>
    </mrow>
    <annotation encoding="StarMath 5.0">%pi/2</annotation>
  </semantics>
</math>
</file>

<file path=Object 3/content.xml><?xml version="1.0" encoding="utf-8"?>
<math xmlns="http://www.w3.org/1998/Math/MathML">
  <semantics>
    <mrow>
      <mi>b</mi>
      <mrow>
        <mi/>
        <mo stretchy="false">=</mo>
        <mi/>
      </mrow>
      <mi>C</mi>
      <mi>cos</mi>
      <mrow>
        <mo stretchy="false">(</mo>
        <mrow>
          <mo stretchy="false">α</mo>
        </mrow>
        <mo stretchy="false">)</mo>
      </mrow>
      <mrow>
        <mi/>
        <mo stretchy="false">=</mo>
        <mi/>
      </mrow>
      <msqrt>
        <mrow>
          <mrow>
            <msup>
              <mi>C</mi>
              <mn>2</mn>
            </msup>
            <mo stretchy="false">−</mo>
            <msup>
              <mrow>
                <mo stretchy="false">(</mo>
                <mrow>
                  <mrow>
                    <mi>R</mi>
                    <mo stretchy="false">−</mo>
                    <mi>r</mi>
                  </mrow>
                </mrow>
                <mo stretchy="false">)</mo>
              </mrow>
              <mn>2</mn>
            </msup>
          </mrow>
        </mrow>
      </msqrt>
    </mrow>
    <annotation encoding="StarMath 5.0">b `=` C cos(%alpha)`=` sqrt{C^2 - (R-r)^2}</annotation>
  </semantics>
</math>
</file>

<file path=Object 4/content.xml><?xml version="1.0" encoding="utf-8"?>
<math xmlns="http://www.w3.org/1998/Math/MathML">
  <semantics>
    <mrow>
      <mi>L</mi>
      <mrow>
        <mi/>
        <mo stretchy="false">=</mo>
        <mi/>
      </mrow>
      <mn>2b</mn>
      <mrow>
        <mi/>
        <mo stretchy="false">+</mo>
        <mi/>
      </mrow>
      <mtext>green arc</mtext>
      <mrow>
        <mi/>
        <mo stretchy="false">+</mo>
        <mi/>
      </mrow>
      <mtext>red arc</mtext>
    </mrow>
    <annotation encoding="StarMath 5.0">L `=` 2b `+` `"green arc" ``+ ``"red arc"</annotation>
  </semantics>
</math>
</file>

<file path=Object 5/content.xml><?xml version="1.0" encoding="utf-8"?>
<math xmlns="http://www.w3.org/1998/Math/MathML">
  <semantics>
    <mrow>
      <mi>r</mi>
      <mrow>
        <mo stretchy="false">(</mo>
        <mrow>
          <mo stretchy="false">π</mo>
          <mrow>
            <mi/>
            <mo stretchy="false">−</mo>
            <mi/>
          </mrow>
          <mn>2</mn>
          <mo stretchy="false">α</mo>
        </mrow>
        <mo stretchy="false">)</mo>
      </mrow>
    </mrow>
    <annotation encoding="StarMath 5.0">r(%pi `-` 2 %alpha)</annotation>
  </semantics>
</math>
</file>

<file path=Object 6/content.xml><?xml version="1.0" encoding="utf-8"?>
<math xmlns="http://www.w3.org/1998/Math/MathML">
  <semantics>
    <mrow>
      <mi>R</mi>
      <mrow>
        <mo stretchy="false">(</mo>
        <mrow>
          <mo stretchy="false">π</mo>
          <mrow>
            <mi/>
            <mo stretchy="false">+</mo>
            <mi/>
          </mrow>
          <mn>2</mn>
          <mo stretchy="false">α</mo>
        </mrow>
        <mo stretchy="false">)</mo>
      </mrow>
    </mrow>
    <annotation encoding="StarMath 5.0">R(%pi `+` 2 %alpha)</annotation>
  </semantics>
</math>
</file>

<file path=Object 7/content.xml><?xml version="1.0" encoding="utf-8"?>
<math xmlns="http://www.w3.org/1998/Math/MathML">
  <semantics>
    <mrow>
      <mi>L</mi>
      <mrow>
        <mi/>
        <mo stretchy="false">=</mo>
        <mi/>
      </mrow>
      <mn>2</mn>
      <msqrt>
        <mrow>
          <mrow>
            <msup>
              <mi>C</mi>
              <mn>2</mn>
            </msup>
            <mo stretchy="false">−</mo>
            <msup>
              <mrow>
                <mo stretchy="false">(</mo>
                <mrow>
                  <mrow>
                    <mi>R</mi>
                    <mo stretchy="false">−</mo>
                    <mi>r</mi>
                  </mrow>
                </mrow>
                <mo stretchy="false">)</mo>
              </mrow>
              <mn>2</mn>
            </msup>
          </mrow>
        </mrow>
      </msqrt>
      <mrow>
        <mi/>
        <mo stretchy="false">+</mo>
        <mi/>
      </mrow>
      <mi>r</mi>
      <mrow>
        <mo stretchy="false">(</mo>
        <mrow>
          <mo stretchy="false">π</mo>
          <mrow>
            <mi/>
            <mo stretchy="false">−</mo>
            <mn>2</mn>
          </mrow>
          <mo stretchy="false">α</mo>
        </mrow>
        <mo stretchy="false">)</mo>
      </mrow>
      <mrow>
        <mi/>
        <mo stretchy="false">+</mo>
        <mi/>
      </mrow>
      <mi>R</mi>
      <mrow>
        <mo stretchy="false">(</mo>
        <mrow>
          <mrow>
            <mo stretchy="false">π</mo>
            <mo stretchy="false">+</mo>
            <mn>2</mn>
          </mrow>
          <mo stretchy="false">α</mo>
        </mrow>
        <mo stretchy="false">)</mo>
      </mrow>
    </mrow>
    <annotation encoding="StarMath 5.0">L `=` 2 sqrt{C^2 - (R-r)^2} `+` r(%pi `- 2%alpha) `+ ` R(%pi + 2%alpha)</annotation>
  </semantics>
</math>
</file>

<file path=Object 8/content.xml><?xml version="1.0" encoding="utf-8"?>
<math xmlns="http://www.w3.org/1998/Math/MathML">
  <semantics>
    <mrow>
      <mi>L</mi>
      <mrow>
        <mi/>
        <mo stretchy="false">=</mo>
        <mi/>
      </mrow>
      <mn>2</mn>
      <msqrt>
        <mrow>
          <mrow>
            <msup>
              <mi>C</mi>
              <mn>2</mn>
            </msup>
            <mo stretchy="false">−</mo>
            <msup>
              <mrow>
                <mo stretchy="false">(</mo>
                <mrow>
                  <mrow>
                    <mi>R</mi>
                    <mo stretchy="false">−</mo>
                    <mi>r</mi>
                  </mrow>
                </mrow>
                <mo stretchy="false">)</mo>
              </mrow>
              <mn>2</mn>
            </msup>
          </mrow>
        </mrow>
      </msqrt>
      <mrow>
        <mi/>
        <mo stretchy="false">+</mo>
        <mi/>
      </mrow>
      <mo stretchy="false">π</mo>
      <mrow>
        <mo stretchy="false">(</mo>
        <mrow>
          <mrow>
            <mi>R</mi>
            <mo stretchy="false">+</mo>
            <mi>r</mi>
          </mrow>
        </mrow>
        <mo stretchy="false">)</mo>
      </mrow>
      <mrow>
        <mi/>
        <mo stretchy="false">+</mo>
        <mi/>
      </mrow>
      <mn>2</mn>
      <mo stretchy="false">α</mo>
      <mrow>
        <mo stretchy="false">(</mo>
        <mrow>
          <mi>R</mi>
          <mrow>
            <mi/>
            <mo stretchy="false">−</mo>
            <mi>r</mi>
          </mrow>
        </mrow>
        <mo stretchy="false">)</mo>
      </mrow>
      <mi/>
      <mtext>where</mtext>
      <mi/>
      <mo stretchy="false">α</mo>
      <mrow>
        <mi/>
        <mo stretchy="false">=</mo>
        <mi/>
      </mrow>
      <msup>
        <mi>sin</mi>
        <mrow>
          <mrow>
            <mo stretchy="false">−</mo>
            <mn>1</mn>
          </mrow>
        </mrow>
      </msup>
      <mfenced open="(" close=")">
        <mrow>
          <mfrac>
            <mrow>
              <mrow>
                <mi>R</mi>
                <mo stretchy="false">−</mo>
                <mi>r</mi>
              </mrow>
            </mrow>
            <mi>C</mi>
          </mfrac>
        </mrow>
      </mfenced>
    </mrow>
    <annotation encoding="StarMath 5.0">L `=` 2 sqrt{C^2 - (R-r)^2} `+` %pi(R + r) `+ ` 2 %alpha(R `-r) ~~"where"~~ %alpha `=` sin^{-1} left ( {R - r} over C right )</annotation>
  </semantics>
</math>
</file>

<file path=Object 9/content.xml><?xml version="1.0" encoding="utf-8"?>
<math xmlns="http://www.w3.org/1998/Math/MathML">
  <semantics>
    <mrow>
      <mstyle mathsize="14pt">
        <mrow>
          <mrow>
            <mi>R</mi>
            <mrow>
              <mi/>
              <mo stretchy="false">−</mo>
              <mi>r</mi>
            </mrow>
            <mrow>
              <mi/>
              <mo stretchy="false">&lt;</mo>
              <mi/>
            </mrow>
            <mi>C</mi>
          </mrow>
        </mrow>
      </mstyle>
    </mrow>
    <annotation encoding="StarMath 5.0">size 14 {R `- r `&lt;` C}</annotation>
  </semantics>
</math>
</file>